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1c1c1c" draw:marker-start-width="0.279cm" draw:marker-end-width="0.279cm" draw:fill="solid" draw:fill-color="#b4c7dc" draw:textarea-horizontal-align="justify" draw:textarea-vertical-align="middle" draw:auto-grow-height="false" fo:min-height="3.25cm" fo:min-width="5.25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draw:stroke="solid" svg:stroke-width="0.081cm" svg:stroke-color="#000000" draw:marker-start-width="0.321cm" draw:marker-end-width="0.321cm" draw:fill-color="#b4c7dc" draw:textarea-horizontal-align="justify" draw:textarea-vertical-align="middle" draw:auto-grow-height="false" fo:min-height="1.696cm" fo:min-width="2.506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draw:stroke="solid" svg:stroke-width="0.081cm" svg:stroke-color="#000000" draw:marker-start-width="0.321cm" draw:marker-end-width="0.321cm" draw:fill-color="#b4c7dc" draw:textarea-horizontal-align="justify" draw:textarea-vertical-align="middle" draw:auto-grow-height="false" fo:min-height="1.616cm" fo:min-width="2.426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draw:stroke="solid" svg:stroke-width="0.081cm" svg:stroke-color="#000000" draw:marker-start-width="0.321cm" draw:marker-end-width="0.321cm" draw:fill-color="#b4c7dc" draw:textarea-horizontal-align="justify" draw:textarea-vertical-align="middle" draw:auto-grow-height="false" fo:min-height="1.792cm" fo:min-width="2.602cm" fo:padding-top="0.165cm" fo:padding-bottom="0.165cm" fo:padding-left="0.29cm" fo:padding-right="0.29cm"/>
      <style:paragraph-properties style:writing-mode="lr-tb"/>
    </style:style>
    <style:style style:name="gr5" style:family="graphic" style:parent-style-name="objectwithoutfill">
      <style:graphic-properties svg:stroke-color="#000000" draw:marker-end="Puntas_20_de_20_flecha_20_1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Puntas_20_de_20_flecha_20_2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Puntas_20_de_20_flecha_20_3" draw:marker-end-width="0.3cm" draw:fill="none" draw:textarea-vertical-align="middle"/>
    </style:style>
    <style:style style:name="gr8" style:family="graphic" style:parent-style-name="standard">
      <style:graphic-properties svg:stroke-width="0.053cm" svg:stroke-color="#1c1c1c" draw:marker-start-width="0.279cm" draw:marker-end-width="0.279cm" draw:fill="solid" draw:fill-color="#b4c7dc" draw:textarea-horizontal-align="justify" draw:textarea-vertical-align="middle" draw:auto-grow-height="false" fo:min-height="3.198cm" fo:min-width="5.198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draw:stroke="solid" svg:stroke-width="0.081cm" svg:stroke-color="#000000" draw:marker-start-width="0.321cm" draw:marker-end-width="0.321cm" draw:fill-color="#b4c7dc" draw:textarea-horizontal-align="justify" draw:textarea-vertical-align="middle" draw:auto-grow-height="false" fo:min-height="1.792cm" fo:min-width="2.78cm" fo:padding-top="0.165cm" fo:padding-bottom="0.165cm" fo:padding-left="0.29cm" fo:padding-right="0.29cm"/>
      <style:paragraph-properties style:writing-mode="lr-tb"/>
    </style:style>
    <style:style style:name="gr10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11" style:family="graphic" style:parent-style-name="objectwithoutfill">
      <style:graphic-properties draw:marker-end="Puntas_20_de_20_flecha_20_5" draw:marker-end-width="0.3cm" draw:fill="none" draw:textarea-vertical-align="middle"/>
    </style:style>
    <style:style style:name="gr12" style:family="graphic" style:parent-style-name="objectwithoutfill">
      <style:graphic-properties draw:marker-end="Puntas_20_de_20_flecha_20_6" draw:marker-end-width="0.3cm" draw:fill="none" draw:textarea-vertical-align="middle"/>
    </style:style>
    <style:style style:name="gr13" style:family="graphic" style:parent-style-name="objectwithoutfill">
      <style:graphic-properties draw:marker-end="Puntas_20_de_20_flecha_20_7" draw:marker-end-width="0.3cm" draw:fill="none" draw:textarea-vertical-align="middle"/>
    </style:style>
    <style:style style:name="gr14" style:family="graphic" style:parent-style-name="objectwithoutfill">
      <style:graphic-properties draw:marker-end="Puntas_20_de_20_flecha_20_8" draw:marker-end-width="0.3cm" draw:fill="none" draw:textarea-vertical-align="middle"/>
    </style:style>
    <style:style style:name="gr15" style:family="graphic" style:parent-style-name="objectwithoutfill">
      <style:graphic-properties draw:marker-end="Puntas_20_de_20_flecha_20_9" draw:marker-end-width="0.3cm" draw:fill="none" draw:textarea-vertical-align="middle"/>
    </style:style>
    <style:style style:name="gr16" style:family="graphic" style:parent-style-name="objectwithoutfill">
      <style:graphic-properties draw:marker-end="Puntas_20_de_20_flecha_20_10" draw:marker-end-width="0.3cm" draw:fill="none" draw:textarea-vertical-align="middle"/>
    </style:style>
    <style:style style:name="gr17" style:family="graphic" style:parent-style-name="standard">
      <style:graphic-properties draw:stroke="solid" svg:stroke-width="0.081cm" svg:stroke-color="#000000" draw:marker-start-width="0.321cm" draw:marker-end-width="0.321cm" draw:fill-color="#b4c7dc" draw:textarea-horizontal-align="justify" draw:textarea-vertical-align="middle" draw:auto-grow-height="false" fo:min-height="2.146cm" fo:min-width="3.134cm" fo:padding-top="0.165cm" fo:padding-bottom="0.165cm" fo:padding-left="0.29cm" fo:padding-right="0.29cm"/>
      <style:paragraph-properties style:writing-mode="lr-tb"/>
    </style:style>
    <style:style style:name="gr18" style:family="graphic" style:parent-style-name="objectwithoutfill">
      <style:graphic-properties draw:marker-end="Puntas_20_de_20_flecha_20_12" draw:marker-end-width="0.3cm" draw:fill="none" draw:textarea-vertical-align="middle"/>
    </style:style>
    <style:style style:name="gr19" style:family="graphic" style:parent-style-name="objectwithoutfill">
      <style:graphic-properties draw:marker-end="Puntas_20_de_20_flecha_20_13" draw:marker-end-width="0.3cm" draw:fill="none" draw:textarea-vertical-align="middle"/>
    </style:style>
    <style:style style:name="gr20" style:family="graphic" style:parent-style-name="objectwithoutfill">
      <style:graphic-properties draw:marker-end="Puntas_20_de_20_flecha_20_15" draw:marker-end-width="0.3cm" draw:fill="none" draw:textarea-vertical-align="middle"/>
    </style:style>
    <style:style style:name="gr21" style:family="graphic" style:parent-style-name="standard">
      <style:graphic-properties svg:stroke-width="0.081cm" svg:stroke-color="#000000" draw:marker-start-width="0.322cm" draw:marker-end-width="0.322cm" draw:fill-color="#ffdbb6" draw:textarea-horizontal-align="justify" draw:textarea-vertical-align="middle" draw:auto-grow-height="false" fo:min-height="1.876cm" fo:min-width="2.75cm" fo:padding-top="0.166cm" fo:padding-bottom="0.166cm" fo:padding-left="0.291cm" fo:padding-right="0.291cm"/>
      <style:paragraph-properties style:writing-mode="lr-tb"/>
    </style:style>
    <style:style style:name="gr22" style:family="graphic" style:parent-style-name="standard">
      <style:graphic-properties svg:stroke-width="0.081cm" svg:stroke-color="#000000" draw:marker-start-width="0.322cm" draw:marker-end-width="0.322cm" draw:fill-color="#ffdbb6" draw:textarea-horizontal-align="justify" draw:textarea-vertical-align="middle" draw:auto-grow-height="false" fo:min-height="1cm" fo:min-width="1.626cm" fo:padding-top="0.166cm" fo:padding-bottom="0.166cm" fo:padding-left="0.291cm" fo:padding-right="0.291cm"/>
      <style:paragraph-properties style:writing-mode="lr-tb"/>
    </style:style>
    <style:style style:name="gr23" style:family="graphic" style:parent-style-name="standard">
      <style:graphic-properties svg:stroke-width="0.081cm" svg:stroke-color="#000000" draw:marker-start-width="0.322cm" draw:marker-end-width="0.322cm" draw:fill-color="#ffdbb6" draw:textarea-horizontal-align="justify" draw:textarea-vertical-align="middle" draw:auto-grow-height="false" fo:min-height="0.918cm" fo:min-width="1.794cm" fo:padding-top="0.166cm" fo:padding-bottom="0.166cm" fo:padding-left="0.291cm" fo:padding-right="0.291cm"/>
      <style:paragraph-properties style:writing-mode="lr-tb"/>
    </style:style>
    <style:style style:name="gr24" style:family="graphic" style:parent-style-name="standard">
      <style:graphic-properties svg:stroke-width="0.081cm" svg:stroke-color="#000000" draw:marker-start-width="0.322cm" draw:marker-end-width="0.322cm" draw:fill-color="#ffdbb6" draw:textarea-horizontal-align="justify" draw:textarea-vertical-align="middle" draw:auto-grow-height="false" fo:min-height="0.918cm" fo:min-width="1.668cm" fo:padding-top="0.166cm" fo:padding-bottom="0.166cm" fo:padding-left="0.291cm" fo:padding-right="0.291cm"/>
      <style:paragraph-properties style:writing-mode="lr-tb"/>
    </style:style>
    <style:style style:name="gr2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6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2cm" fo:min-width="2cm"/>
      <style:paragraph-properties style:writing-mode="lr-tb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solid" draw:fill-color="#b4c7dc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b4c7dc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style:paragraph-properties fo:text-align="center"/>
      <style:text-properties style:text-underline-style="none"/>
    </style:style>
    <style:style style:name="P6" style:family="paragraph">
      <loext:graphic-properties draw:fill-color="#b4c7dc"/>
      <style:paragraph-properties fo:text-align="center"/>
      <style:text-properties style:text-underline-style="none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dbb6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position="33% 58%"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5.75cm" svg:height="3.5cm" svg:x="8.044cm" svg:y="11.992cm">
          <text:p text:style-name="P1"><text:span text:style-name="T1">PROFESO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25cm" svg:height="2.75cm" svg:x="3.544cm" svg:y="7.992cm">
          <text:p text:style-name="P3"><text:span text:style-name="T2">D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4.25cm" svg:height="2.75cm" svg:x="9.294cm" svg:y="7.992cm">
          <text:p text:style-name="P5"><text:span text:style-name="T3">Nombr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6" draw:layer="layout" svg:width="4.5cm" svg:height="3cm" svg:x="14.294cm" svg:y="7.992cm">
          <text:p text:style-name="P5"><text:span text:style-name="T3">Apelli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6.294cm" svg:y1="10.742cm" svg:x2="9.544cm" svg:y2="11.992cm">
          <text:p/>
        </draw:line>
        <draw:line draw:style-name="gr6" draw:text-style-name="P7" draw:layer="layout" svg:x1="11.294cm" svg:y1="10.742cm" svg:x2="11.294cm" svg:y2="11.992cm">
          <text:p/>
        </draw:line>
        <draw:line draw:style-name="gr7" draw:text-style-name="P7" draw:layer="layout" svg:x1="16.544cm" svg:y1="10.992cm" svg:x2="13.044cm" svg:y2="11.992cm">
          <text:p/>
        </draw:line>
        <draw:custom-shape draw:style-name="gr8" draw:text-style-name="P2" draw:layer="layout" svg:width="5.75cm" svg:height="3.5cm" svg:x="28.794cm" svg:y="8.992cm">
          <text:p text:style-name="P1"><text:span text:style-name="T1">Laboratorio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75cm" svg:height="3cm" svg:x="30.794cm" svg:y="3.992cm">
          <text:p text:style-name="P5"><text:span text:style-name="T3">Cant. de alumn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5cm" svg:height="3cm" svg:x="36.544cm" svg:y="5.242cm">
          <text:p text:style-name="P5"><text:span text:style-name="T3">m</text:span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5.75cm" svg:height="3.5cm" svg:x="30.044cm" svg:y="30.742cm">
          <text:p text:style-name="P1"><text:span text:style-name="T1">Informático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cm" svg:height="3cm" svg:x="37.544cm" svg:y="32.242cm">
          <text:p text:style-name="P5"><text:span text:style-name="T3">Tip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4.25cm" svg:height="2.75cm" svg:x="24.294cm" svg:y="3.992cm">
          <text:p text:style-name="P5"><text:span text:style-name="T3">Nombr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4.25cm" svg:height="2.75cm" svg:x="25.544cm" svg:y="34.992cm">
          <text:p text:style-name="P3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5cm" svg:height="3cm" svg:x="30.294cm" svg:y="36.242cm">
          <text:p text:style-name="P5"><text:span text:style-name="T3">Orig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5cm" svg:height="3cm" svg:x="35.544cm" svg:y="35.742cm">
          <text:p text:style-name="P5"><text:span text:style-name="T3">Esta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5.75cm" svg:height="3.5cm" svg:x="30.045cm" svg:y="30.75cm">
          <text:p text:style-name="P1"><text:span text:style-name="T1">Equipamiento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cm" svg:height="3cm" svg:x="37.545cm" svg:y="32.25cm">
          <text:p text:style-name="P5"><text:span text:style-name="T3">Tip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4.25cm" svg:height="2.75cm" svg:x="25.545cm" svg:y="35cm">
          <text:p text:style-name="P3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5cm" svg:height="3cm" svg:x="30.295cm" svg:y="36.25cm">
          <text:p text:style-name="P5"><text:span text:style-name="T3">Orig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5cm" svg:height="3cm" svg:x="35.545cm" svg:y="35.75cm">
          <text:p text:style-name="P5"><text:span text:style-name="T3">Esta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29.294cm" svg:y1="35.242cm" svg:x2="30.794cm" svg:y2="34.242cm">
          <text:p/>
        </draw:line>
        <draw:line draw:style-name="gr11" draw:text-style-name="P7" draw:layer="layout" svg:x1="32.794cm" svg:y1="35.992cm" svg:x2="32.794cm" svg:y2="34.242cm">
          <text:p/>
        </draw:line>
        <draw:line draw:style-name="gr12" draw:text-style-name="P7" draw:layer="layout" svg:x1="37.044cm" svg:y1="35.742cm" svg:x2="34.544cm" svg:y2="34.242cm">
          <text:p/>
        </draw:line>
        <draw:line draw:style-name="gr13" draw:text-style-name="P7" draw:layer="layout" svg:x1="37.794cm" svg:y1="32.992cm" svg:x2="35.794cm" svg:y2="32.992cm">
          <text:p/>
        </draw:line>
        <draw:custom-shape draw:style-name="gr8" draw:text-style-name="P2" draw:layer="layout" svg:width="5.75cm" svg:height="3.5cm" svg:x="41.794cm" svg:y="22.242cm">
          <text:p text:style-name="P1"><text:span text:style-name="T1">Informático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cm" svg:height="3cm" svg:x="49.294cm" svg:y="23.742cm">
          <text:p text:style-name="P5"><text:span text:style-name="T3">Tip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4.25cm" svg:height="2.75cm" svg:x="37.294cm" svg:y="26.492cm">
          <text:p text:style-name="P3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5cm" svg:height="3cm" svg:x="42.044cm" svg:y="27.742cm">
          <text:p text:style-name="P5"><text:span text:style-name="T3">Orig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5cm" svg:height="3cm" svg:x="47.294cm" svg:y="27.242cm">
          <text:p text:style-name="P5"><text:span text:style-name="T3">Esta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5.75cm" svg:height="3.5cm" svg:x="41.795cm" svg:y="22.25cm">
          <text:p text:style-name="P1"><text:span text:style-name="T1">Herramental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cm" svg:height="3cm" svg:x="49.295cm" svg:y="23.75cm">
          <text:p text:style-name="P5"><text:span text:style-name="T3">Tip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4.25cm" svg:height="2.75cm" svg:x="37.295cm" svg:y="26.5cm">
          <text:p text:style-name="P3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5cm" svg:height="3cm" svg:x="42.045cm" svg:y="27.75cm">
          <text:p text:style-name="P5"><text:span text:style-name="T3">Orig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5cm" svg:height="3cm" svg:x="47.295cm" svg:y="27.25cm">
          <text:p text:style-name="P5"><text:span text:style-name="T3">Esta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41.044cm" svg:y1="26.742cm" svg:x2="42.544cm" svg:y2="25.742cm">
          <text:p/>
        </draw:line>
        <draw:line draw:style-name="gr11" draw:text-style-name="P7" draw:layer="layout" svg:x1="44.544cm" svg:y1="27.492cm" svg:x2="44.544cm" svg:y2="25.742cm">
          <text:p/>
        </draw:line>
        <draw:line draw:style-name="gr12" draw:text-style-name="P7" draw:layer="layout" svg:x1="48.794cm" svg:y1="27.242cm" svg:x2="46.294cm" svg:y2="25.742cm">
          <text:p/>
        </draw:line>
        <draw:line draw:style-name="gr13" draw:text-style-name="P7" draw:layer="layout" svg:x1="49.544cm" svg:y1="24.492cm" svg:x2="47.544cm" svg:y2="24.492cm">
          <text:p/>
        </draw:line>
        <draw:custom-shape draw:style-name="gr8" draw:text-style-name="P2" draw:layer="layout" svg:width="5.75cm" svg:height="3.5cm" svg:x="13.044cm" svg:y="30.484cm">
          <text:p text:style-name="P1"><text:span text:style-name="T1">Informático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cm" svg:height="3cm" svg:x="20.544cm" svg:y="31.984cm">
          <text:p text:style-name="P5"><text:span text:style-name="T3">Tip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4.25cm" svg:height="2.75cm" svg:x="8.544cm" svg:y="34.734cm">
          <text:p text:style-name="P3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5cm" svg:height="3cm" svg:x="13.294cm" svg:y="35.984cm">
          <text:p text:style-name="P5"><text:span text:style-name="T3">Orig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5cm" svg:height="3cm" svg:x="18.544cm" svg:y="35.484cm">
          <text:p text:style-name="P5"><text:span text:style-name="T3">Esta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5.75cm" svg:height="3.5cm" svg:x="13.045cm" svg:y="30.492cm">
          <text:p text:style-name="P1"><text:span text:style-name="T1">Insumo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cm" svg:height="3cm" svg:x="20.545cm" svg:y="31.992cm">
          <text:p text:style-name="P5"><text:span text:style-name="T3">Tip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4.25cm" svg:height="2.75cm" svg:x="8.545cm" svg:y="34.742cm">
          <text:p text:style-name="P3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5cm" svg:height="3cm" svg:x="13.295cm" svg:y="35.992cm">
          <text:p text:style-name="P5"><text:span text:style-name="T3">Orig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5cm" svg:height="3cm" svg:x="18.545cm" svg:y="35.492cm">
          <text:p text:style-name="P5"><text:span text:style-name="T3">Esta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12.294cm" svg:y1="34.984cm" svg:x2="13.794cm" svg:y2="33.984cm">
          <text:p/>
        </draw:line>
        <draw:line draw:style-name="gr11" draw:text-style-name="P7" draw:layer="layout" svg:x1="15.794cm" svg:y1="35.734cm" svg:x2="15.794cm" svg:y2="33.984cm">
          <text:p/>
        </draw:line>
        <draw:line draw:style-name="gr12" draw:text-style-name="P7" draw:layer="layout" svg:x1="20.044cm" svg:y1="35.484cm" svg:x2="17.544cm" svg:y2="33.984cm">
          <text:p/>
        </draw:line>
        <draw:line draw:style-name="gr13" draw:text-style-name="P7" draw:layer="layout" svg:x1="20.794cm" svg:y1="32.734cm" svg:x2="18.794cm" svg:y2="32.734cm">
          <text:p/>
        </draw:line>
        <draw:custom-shape draw:style-name="gr8" draw:text-style-name="P2" draw:layer="layout" svg:width="5.75cm" svg:height="3.5cm" svg:x="47.294cm" svg:y="13.484cm">
          <text:p text:style-name="P1"><text:span text:style-name="T1">Informático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cm" svg:height="3cm" svg:x="54.794cm" svg:y="14.984cm">
          <text:p text:style-name="P5"><text:span text:style-name="T3">Tip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4.25cm" svg:height="2.75cm" svg:x="42.794cm" svg:y="17.734cm">
          <text:p text:style-name="P3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5cm" svg:height="3cm" svg:x="47.544cm" svg:y="18.984cm">
          <text:p text:style-name="P5"><text:span text:style-name="T3">Orig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5cm" svg:height="3cm" svg:x="52.794cm" svg:y="18.484cm">
          <text:p text:style-name="P5"><text:span text:style-name="T3">Esta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5.75cm" svg:height="3.5cm" svg:x="47.295cm" svg:y="13.492cm">
          <text:p text:style-name="P1"><text:span text:style-name="T1">Informático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cm" svg:height="3cm" svg:x="54.795cm" svg:y="14.992cm">
          <text:p text:style-name="P5"><text:span text:style-name="T3">Tip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4.25cm" svg:height="2.75cm" svg:x="42.795cm" svg:y="17.742cm">
          <text:p text:style-name="P3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5cm" svg:height="3cm" svg:x="47.545cm" svg:y="18.992cm">
          <text:p text:style-name="P5"><text:span text:style-name="T3">Orig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5cm" svg:height="3cm" svg:x="52.795cm" svg:y="18.492cm">
          <text:p text:style-name="P5"><text:span text:style-name="T3">Esta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46.544cm" svg:y1="17.984cm" svg:x2="48.044cm" svg:y2="16.984cm">
          <text:p/>
        </draw:line>
        <draw:line draw:style-name="gr11" draw:text-style-name="P7" draw:layer="layout" svg:x1="50.044cm" svg:y1="18.734cm" svg:x2="50.044cm" svg:y2="16.984cm">
          <text:p/>
        </draw:line>
        <draw:line draw:style-name="gr12" draw:text-style-name="P7" draw:layer="layout" svg:x1="54.294cm" svg:y1="18.484cm" svg:x2="51.794cm" svg:y2="16.984cm">
          <text:p/>
        </draw:line>
        <draw:line draw:style-name="gr13" draw:text-style-name="P7" draw:layer="layout" svg:x1="55.044cm" svg:y1="15.734cm" svg:x2="53.044cm" svg:y2="15.734cm">
          <text:p/>
        </draw:line>
        <draw:line draw:style-name="gr14" draw:text-style-name="P7" draw:layer="layout" svg:x1="27.044cm" svg:y1="6.742cm" svg:x2="29.544cm" svg:y2="8.992cm">
          <text:p/>
        </draw:line>
        <draw:line draw:style-name="gr15" draw:text-style-name="P7" draw:layer="layout" svg:x1="33.044cm" svg:y1="7.242cm" svg:x2="31.794cm" svg:y2="8.992cm">
          <text:p/>
        </draw:line>
        <draw:line draw:style-name="gr16" draw:text-style-name="P7" draw:layer="layout" svg:x1="38.294cm" svg:y1="8.242cm" svg:x2="33.794cm" svg:y2="8.992cm">
          <text:p/>
        </draw:line>
        <draw:custom-shape draw:style-name="gr8" draw:text-style-name="P2" draw:layer="layout" svg:width="5.75cm" svg:height="3.5cm" svg:x="8.794cm" svg:y="21.992cm">
          <text:p text:style-name="P1"><text:span text:style-name="T1">Materia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5.25cm" svg:height="3.5cm" svg:x="0.294cm" svg:y="19.242cm">
          <text:p text:style-name="P5"><text:span text:style-name="T3">Pr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.5cm" svg:height="3cm" svg:x="1.294cm" svg:y="24.242cm">
          <text:p text:style-name="P5"><text:span text:style-name="T3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4.25cm" svg:height="2.75cm" svg:x="3.044cm" svg:y="28.742cm">
          <text:p text:style-name="P3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5.294cm" svg:y1="21.742cm" svg:x2="8.794cm" svg:y2="22.992cm">
          <text:p/>
        </draw:line>
        <draw:line draw:style-name="gr19" draw:text-style-name="P7" draw:layer="layout" svg:x1="6.044cm" svg:y1="24.992cm" svg:x2="8.544cm" svg:y2="23.992cm">
          <text:p/>
        </draw:line>
        <draw:line draw:style-name="gr20" draw:text-style-name="P7" draw:layer="layout" svg:x1="6.044cm" svg:y1="28.742cm" svg:x2="9.544cm" svg:y2="25.742cm">
          <text:p/>
        </draw:line>
        <draw:custom-shape draw:style-name="gr21" draw:text-style-name="P8" draw:layer="layout" svg:width="6.5cm" svg:height="4.25cm" svg:x="19.044cm" svg:y="11.242cm">
          <text:p text:style-name="P3">Asignado a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8" draw:layer="layout" svg:width="4.25cm" svg:height="2.5cm" svg:x="9.544cm" svg:y="17.492cm">
          <text:p text:style-name="P3">Dic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8" draw:layer="layout" svg:width="4.75cm" svg:height="2.5cm" svg:x="38.544cm" svg:y="11.992cm">
          <text:p text:style-name="P3">Tie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8" draw:layer="layout" svg:width="4.5cm" svg:height="2.5cm" svg:x="34.294cm" svg:y="17.742cm">
          <text:p text:style-name="P3">Tie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8" draw:layer="layout" svg:width="4.5cm" svg:height="2.5cm" svg:x="29.294cm" svg:y="21.492cm">
          <text:p text:style-name="P3">Tie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8" draw:layer="layout" svg:width="4.5cm" svg:height="2.5cm" svg:x="19.544cm" svg:y="23.742cm">
          <text:p text:style-name="P3">Tie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3" draw:layer="layout" svg:x1="11.294cm" svg:y1="15.742cm" svg:x2="11.544cm" svg:y2="17.242cm">
          <text:p/>
        </draw:line>
        <draw:line draw:style-name="gr25" draw:text-style-name="P3" draw:layer="layout" svg:x1="14.044cm" svg:y1="13.992cm" svg:x2="18.794cm" svg:y2="13.492cm">
          <text:p/>
        </draw:line>
        <draw:line draw:style-name="gr25" draw:text-style-name="P3" draw:layer="layout" svg:x1="25.544cm" svg:y1="12.992cm" svg:x2="28.544cm" svg:y2="11.242cm">
          <text:p/>
        </draw:line>
        <draw:line draw:style-name="gr25" draw:text-style-name="P3" draw:layer="layout" svg:x1="12.044cm" svg:y1="19.992cm" svg:x2="12.544cm" svg:y2="21.992cm">
          <text:p/>
        </draw:line>
        <draw:line draw:style-name="gr25" draw:text-style-name="P3" draw:layer="layout" svg:x1="17.544cm" svg:y1="30.242cm" svg:x2="20.794cm" svg:y2="25.992cm">
          <text:p/>
        </draw:line>
        <draw:line draw:style-name="gr25" draw:text-style-name="P3" draw:layer="layout" svg:x1="23.294cm" svg:y1="23.992cm" svg:x2="30.294cm" svg:y2="12.742cm">
          <text:p/>
        </draw:line>
        <draw:line draw:style-name="gr25" draw:text-style-name="P3" draw:layer="layout" svg:x1="31.544cm" svg:y1="12.992cm" svg:x2="31.794cm" svg:y2="21.242cm">
          <text:p/>
        </draw:line>
        <draw:line draw:style-name="gr25" draw:text-style-name="P3" draw:layer="layout" svg:x1="33.044cm" svg:y1="12.742cm" svg:x2="35.794cm" svg:y2="17.492cm">
          <text:p/>
        </draw:line>
        <draw:line draw:style-name="gr25" draw:text-style-name="P3" draw:layer="layout" svg:x1="34.544cm" svg:y1="11.742cm" svg:x2="39.294cm" svg:y2="12.492cm">
          <text:p/>
        </draw:line>
        <draw:line draw:style-name="gr25" draw:text-style-name="P3" draw:layer="layout" svg:x1="42.294cm" svg:y1="13.992cm" svg:x2="47.044cm" svg:y2="15.742cm">
          <text:p/>
        </draw:line>
        <draw:line draw:style-name="gr25" draw:text-style-name="P3" draw:layer="layout" svg:x1="37.794cm" svg:y1="19.742cm" svg:x2="41.544cm" svg:y2="22.242cm">
          <text:p/>
        </draw:line>
        <draw:line draw:style-name="gr25" draw:text-style-name="P3" draw:layer="layout" svg:x1="32.044cm" svg:y1="23.992cm" svg:x2="32.794cm" svg:y2="30.492cm">
          <text:p/>
        </draw:line>
        <draw:custom-shape draw:style-name="gr26" draw:text-style-name="P7" draw:layer="layout" svg:width="2.5cm" svg:height="2.25cm" svg:x="11.794cm" svg:y="15.242cm">
          <text:p text:style-name="P3">1:N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5cm" svg:height="2.25cm" svg:x="34.794cm" svg:y="9.992cm">
          <text:p text:style-name="P3">1:N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5cm" svg:height="2.25cm" svg:x="33.294cm" svg:y="12.742cm">
          <text:p text:style-name="P3">1:N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5cm" svg:height="2.25cm" svg:x="29.794cm" svg:y="13.742cm">
          <text:p text:style-name="P3">1:N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5cm" svg:height="2.25cm" svg:x="26.794cm" svg:y="13.992cm">
          <text:p text:style-name="P3">1:N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5cm" svg:height="2.25cm" svg:x="12.044cm" svg:y="20.242cm">
          <text:p text:style-name="P3">1:1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5cm" svg:height="2.25cm" svg:x="14.044cm" svg:y="12.242cm">
          <text:p text:style-name="P3">1:1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5cm" svg:height="2.25cm" svg:x="26.044cm" svg:y="9.992cm">
          <text:p text:style-name="P3">1:1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5cm" svg:height="2.25cm" svg:x="15.544cm" svg:y="28.742cm">
          <text:p text:style-name="P3">1:1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5cm" svg:height="2.25cm" svg:x="30.544cm" svg:y="28.492cm">
          <text:p text:style-name="P3">1:1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5cm" svg:height="2.25cm" svg:x="40.044cm" svg:y="20.242cm">
          <text:p text:style-name="P3">1:1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5cm" svg:height="2.25cm" svg:x="44.544cm" svg:y="12.992cm">
          <text:p text:style-name="P3">1: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25cm" svg:height="2.75cm" svg:x="27.544cm" svg:y="1.242cm">
          <text:p text:style-name="P3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7" draw:layer="layout" svg:x1="29.794cm" svg:y1="4.492cm" svg:x2="30.544cm" svg:y2="8.74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20" svg:d="M0 20l10-20 10 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15" draw:display-name="Puntas de flecha 15" svg:viewBox="0 0 20 20" svg:d="M0 20l10-20 10 20z"/>
    <draw:marker draw:name="Puntas_20_de_20_flecha_20_16" draw:display-name="Puntas de flecha 16" svg:viewBox="0 7 20 13" svg:d="M0 20l10-13 10 13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26T12:06:04.982000000</meta:creation-date>
    <dc:date>2024-05-26T13:24:10.572000000</dc:date>
    <meta:editing-duration>PT1M10S</meta:editing-duration>
    <meta:editing-cycles>1</meta:editing-cycles>
    <meta:document-statistic meta:object-count="109"/>
    <meta:generator>LibreOffice/7.5.2.2$Windows_X86_64 LibreOffice_project/53bb9681a964705cf672590721dbc85eb4d0c3a2</meta:generator>
  </office:meta>
</office:document-meta>
</file>